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8a9" officeooo:paragraph-rsid="000ee8a9"/>
    </style:style>
    <style:style style:name="P2" style:family="paragraph" style:parent-style-name="Standard">
      <style:paragraph-properties fo:text-align="justify" style:justify-single-word="false"/>
      <style:text-properties officeooo:rsid="000ee8a9" officeooo:paragraph-rsid="000ee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Segnalibro 1"/>One two<text:bookmark-end text:name="Segnalibro 1"/></text:p>
      <text:p text:style-name="P2">Lorem ipsum dolor sit amet, consectetur adipiscing elit, sed do eiusmod tempor incididunt ut la <text:bookmark-ref text:reference-format="text" text:ref-name="Segnalibro 1">One two</text:bookmark-ref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1:49:39.287000000</meta:creation-date>
    <dc:date>2024-01-15T12:10:57.575000000</dc:date>
    <meta:editing-duration>PT11M7S</meta:editing-duration>
    <meta:editing-cycles>3</meta:editing-cycles>
    <meta:generator>LibreOfficeDev/7.6.0.0.beta1$Windows_X86_64 LibreOffice_project/be55b15d98c5f059483845a183fcb5ea8023d27c</meta:generator>
    <meta:document-statistic meta:table-count="0" meta:image-count="0" meta:object-count="0" meta:page-count="1" meta:paragraph-count="2" meta:word-count="19" meta:character-count="110" meta:non-whitespace-character-count="93"/>
  </office:meta>
</office:document-meta>
</file>